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8.38cm" fo:margin-left="0cm" fo:margin-top="0cm" fo:margin-bottom="0cm" table:align="left" style:writing-mode="lr-tb"/>
    </style:style>
    <style:style style:name="Tabla1.A" style:family="table-column">
      <style:table-column-properties style:column-width="8.38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8.668cm" fo:margin-left="0cm" fo:margin-top="0cm" fo:margin-bottom="0cm" table:align="left" style:writing-mode="lr-tb"/>
    </style:style>
    <style:style style:name="Tabla2.A" style:family="table-column">
      <style:table-column-properties style:column-width="8.668cm"/>
    </style:style>
    <style:style style:name="Tabla2.1" style:family="table-row">
      <style:table-row-properties style:min-row-height="1.535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7.294cm" fo:margin-left="0cm" fo:margin-top="0cm" fo:margin-bottom="0cm" table:align="left" style:writing-mode="lr-tb"/>
    </style:style>
    <style:style style:name="Tabla3.A" style:family="table-column">
      <style:table-column-properties style:column-width="7.294cm"/>
    </style:style>
    <style:style style:name="Tabla3.1" style:family="table-row">
      <style:table-row-properties style:min-row-height="2.025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10.058cm" fo:margin-left="0cm" fo:margin-top="0cm" fo:margin-bottom="0cm" table:align="left" style:writing-mode="lr-tb"/>
    </style:style>
    <style:style style:name="Tabla4.A" style:family="table-column">
      <style:table-column-properties style:column-width="10.058cm"/>
    </style:style>
    <style:style style:name="Tabla4.1" style:family="table-row">
      <style:table-row-properties style:min-row-height="3.018cm" fo:keep-together="auto"/>
    </style:style>
    <style:style style:name="Tabla4.A1" style:family="table-cell">
      <style:table-cell-properties style:vertical-align="middle" fo:padding="0.026cm" fo:border="none"/>
    </style:style>
    <style:style style:name="Tabla5" style:family="table">
      <style:table-properties style:width="10.389cm" fo:margin-left="0cm" fo:margin-top="0cm" fo:margin-bottom="0cm" table:align="left" style:writing-mode="lr-tb"/>
    </style:style>
    <style:style style:name="Tabla5.A" style:family="table-column">
      <style:table-column-properties style:column-width="10.3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="0.026cm" fo:border="none"/>
    </style:style>
    <style:style style:name="Tabla1" style:family="table">
      <style:table-properties style:width="8.38cm" fo:margin-left="0cm" fo:margin-top="0cm" fo:margin-bottom="0cm" table:align="left" style:writing-mode="lr-tb"/>
    </style:style>
    <style:style style:name="Tabla1.A" style:family="table-column">
      <style:table-column-properties style:column-width="8.38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8.668cm" fo:margin-left="0cm" fo:margin-top="0cm" fo:margin-bottom="0cm" table:align="left" style:writing-mode="lr-tb"/>
    </style:style>
    <style:style style:name="Tabla2.A" style:family="table-column">
      <style:table-column-properties style:column-width="8.668cm"/>
    </style:style>
    <style:style style:name="Tabla2.1" style:family="table-row">
      <style:table-row-properties style:min-row-height="1.535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7.294cm" fo:margin-left="0cm" fo:margin-top="0cm" fo:margin-bottom="0cm" table:align="left" style:writing-mode="lr-tb"/>
    </style:style>
    <style:style style:name="Tabla3.A" style:family="table-column">
      <style:table-column-properties style:column-width="7.294cm"/>
    </style:style>
    <style:style style:name="Tabla3.1" style:family="table-row">
      <style:table-row-properties style:min-row-height="2.025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10.058cm" fo:margin-left="0cm" fo:margin-top="0cm" fo:margin-bottom="0cm" table:align="left" style:writing-mode="lr-tb"/>
    </style:style>
    <style:style style:name="Tabla4.A" style:family="table-column">
      <style:table-column-properties style:column-width="10.058cm"/>
    </style:style>
    <style:style style:name="Tabla4.1" style:family="table-row">
      <style:table-row-properties style:min-row-height="3.018cm" fo:keep-together="auto"/>
    </style:style>
    <style:style style:name="Tabla4.A1" style:family="table-cell">
      <style:table-cell-properties style:vertical-align="middle" fo:padding="0.026cm" fo:border="none"/>
    </style:style>
    <style:style style:name="Tabla6" style:family="table">
      <style:table-properties style:width="15cm" style:rel-width="100%" fo:margin-left="-0.026cm" fo:margin-top="0cm" fo:margin-bottom="0cm" table:align="left"/>
    </style:style>
    <style:style style:name="Tabla6.A" style:family="table-column">
      <style:table-column-properties style:column-width="15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="0.026cm" fo:border="none"/>
    </style:style>
    <style:style style:name="Tabla5" style:family="table">
      <style:table-properties style:width="10.389cm" fo:margin-left="0cm" fo:margin-top="0cm" fo:margin-bottom="0cm" table:align="left" style:writing-mode="lr-tb"/>
    </style:style>
    <style:style style:name="Tabla5.A" style:family="table-column">
      <style:table-column-properties style:column-width="10.3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="0.026cm" fo:border="none"/>
    </style:style>
    <style:style style:name="Tabla1" style:family="table">
      <style:table-properties style:width="8.38cm" fo:margin-left="0cm" fo:margin-top="0cm" fo:margin-bottom="0cm" table:align="left" style:writing-mode="lr-tb"/>
    </style:style>
    <style:style style:name="Tabla1.A" style:family="table-column">
      <style:table-column-properties style:column-width="8.38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8.668cm" fo:margin-left="0cm" fo:margin-top="0cm" fo:margin-bottom="0cm" table:align="left" style:writing-mode="lr-tb"/>
    </style:style>
    <style:style style:name="Tabla2.A" style:family="table-column">
      <style:table-column-properties style:column-width="8.668cm"/>
    </style:style>
    <style:style style:name="Tabla2.1" style:family="table-row">
      <style:table-row-properties style:min-row-height="1.535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7.294cm" fo:margin-left="0cm" fo:margin-top="0cm" fo:margin-bottom="0cm" table:align="left" style:writing-mode="lr-tb"/>
    </style:style>
    <style:style style:name="Tabla3.A" style:family="table-column">
      <style:table-column-properties style:column-width="7.294cm"/>
    </style:style>
    <style:style style:name="Tabla3.1" style:family="table-row">
      <style:table-row-properties style:min-row-height="2.025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10.058cm" fo:margin-left="0cm" fo:margin-top="0cm" fo:margin-bottom="0cm" table:align="left" style:writing-mode="lr-tb"/>
    </style:style>
    <style:style style:name="Tabla4.A" style:family="table-column">
      <style:table-column-properties style:column-width="10.058cm"/>
    </style:style>
    <style:style style:name="Tabla4.1" style:family="table-row">
      <style:table-row-properties style:min-row-height="3.018cm" fo:keep-together="auto"/>
    </style:style>
    <style:style style:name="Tabla4.A1" style:family="table-cell">
      <style:table-cell-properties style:vertical-align="middle" fo:padding="0.026cm" fo:border="none"/>
    </style:style>
    <style:style style:name="P1" style:family="paragraph" style:parent-style-name="List_20_Paragraph" style:list-style-name="WWNum4"/>
    <style:style style:name="P2" style:family="paragraph" style:parent-style-name="List_20_Paragraph" style:list-style-name="WWNum5"/>
    <style:style style:name="P3" style:family="paragraph" style:parent-style-name="List_20_Paragraph" style:list-style-name="WWNum7"/>
    <style:style style:name="P4" style:family="paragraph" style:parent-style-name="List_20_Paragraph" style:list-style-name="WWNum6">
      <style:paragraph-properties fo:margin-top="0cm" fo:margin-bottom="0cm" style:contextual-spacing="true" fo:line-height="100%" fo:orphans="0" fo:widows="0"/>
      <style:text-properties style:font-name-asian="Times New Roman1" style:language-asian="es" style:country-asian="ES" style:font-name-complex="Calibri1"/>
    </style:style>
    <style:style style:name="P5" style:family="paragraph" style:parent-style-name="List_20_Paragraph">
      <style:paragraph-properties fo:margin-top="0cm" fo:margin-bottom="0cm" style:contextual-spacing="true" fo:line-height="100%" fo:orphans="0" fo:widows="0"/>
      <style:text-properties style:font-name-asian="Times New Roman1" style:language-asian="es" style:country-asian="ES"/>
    </style:style>
    <style:style style:name="P6" style:family="paragraph" style:parent-style-name="List_20_Paragraph" style:list-style-name="WWNum6">
      <style:paragraph-properties fo:margin-top="0cm" fo:margin-bottom="0cm" style:contextual-spacing="true" fo:line-height="100%" fo:orphans="0" fo:widows="0"/>
      <style:text-properties style:font-name-asian="Times New Roman1" style:language-asian="es" style:country-asian="ES"/>
    </style:style>
    <style:style style:name="P7" style:family="paragraph" style:parent-style-name="List_20_Paragraph">
      <style:paragraph-properties fo:margin-top="0cm" fo:margin-bottom="0cm" style:contextual-spacing="true" fo:line-height="100%" fo:orphans="0" fo:widows="0"/>
      <style:text-properties style:font-name="Courier New" fo:font-size="12pt" style:font-name-asian="Times New Roman1" style:font-size-asian="12pt" style:language-asian="es" style:country-asian="ES" style:font-name-complex="Courier New1" style:font-size-complex="12pt"/>
    </style:style>
    <style:style style:name="P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9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10" style:family="paragraph" style:parent-style-name="Standard">
      <style:text-properties fo:language="en" fo:country="GB" officeooo:rsid="001d1cc4" officeooo:paragraph-rsid="001d1cc4"/>
    </style:style>
    <style:style style:name="P11" style:family="paragraph" style:parent-style-name="Standard">
      <style:text-properties fo:language="en" fo:country="GB" officeooo:rsid="001d2dc2" officeooo:paragraph-rsid="001d2dc2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.635cm" style:auto-text-indent="false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fo:language="en" fo:country="GB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</style:style>
    <style:style style:name="P18" style:family="paragraph" style:parent-style-name="Standard">
      <style:paragraph-properties fo:break-before="page"/>
      <style:text-properties fo:language="en" fo:country="GB" style:font-weight-complex="bold"/>
    </style:style>
    <style:style style:name="P19" style:family="paragraph" style:parent-style-name="Standard">
      <style:paragraph-properties fo:break-before="page"/>
      <style:text-properties fo:language="en" fo:country="GB" fo:background-color="#ffff00" style:font-weight-complex="bold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indent="0.63cm" style:auto-text-indent="fals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fo:language="en" fo:country="US" fo:font-weight="bold" style:language-asian="es" style:country-asian="ES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style:font-weight-complex="bold"/>
    </style:style>
    <style:style style:name="T6" style:family="text">
      <style:text-properties fo:language="en" fo:country="GB" fo:background-color="#ffff00" loext:char-shading-value="0" style:font-weight-complex="bold"/>
    </style:style>
    <style:style style:name="T7" style:family="text">
      <style:text-properties fo:language="en" fo:country="GB" fo:background-color="#ffff00" loext:char-shading-value="0" style:font-weight-complex="bold"/>
    </style:style>
    <style:style style:name="T8" style:family="text">
      <style:text-properties fo:language="en" fo:country="GB" fo:background-color="transparent" loext:char-shading-value="0" style:font-weight-complex="bold"/>
    </style:style>
    <style:style style:name="T9" style:family="text">
      <style:text-properties style:language-asian="es" style:country-asian="ES" style:font-weight-complex="bold"/>
    </style:style>
    <style:style style:name="T10" style:family="text">
      <style:text-properties style:font-name-asian="Times New Roman1" style:language-asian="es" style:country-asian="ES" style:font-name-complex="Calibri1"/>
    </style:style>
    <style:style style:name="T1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-complex="Calibri1"/>
    </style:style>
    <style:style style:name="T14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loext:opacity="100%" style:font-name="Consolas" fo:font-size="10pt" style:font-size-asian="10pt" style:font-size-complex="10pt"/>
    </style:style>
    <style:style style:name="T16" style:family="text">
      <style:text-properties fo:color="#000000" loext:opacity="100%" style:font-name="Consolas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7" style:family="text">
      <style:text-properties fo:color="#000000" loext:opacity="100%" style:font-name="Consolas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0000c0" loext:opacity="100%" style:font-name="Consolas" fo:font-size="10pt" style:font-size-asian="10pt" style:font-size-complex="10pt"/>
    </style:style>
    <style:style style:name="T20" style:family="text">
      <style:text-properties fo:color="#6a3e3e" loext:opacity="100%" style:font-name="Consolas" fo:font-size="10pt" style:font-size-asian="10pt" style:font-size-complex="10pt"/>
    </style:style>
    <style:style style:name="T21" style:family="text">
      <style:text-properties fo:color="#3f7f5f" loext:opacity="100%" style:font-name="Consolas" fo:font-size="10pt" style:font-size-asian="10pt" style:font-size-complex="10pt"/>
    </style:style>
    <style:style style:name="T2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regunta 1</text:span></text:p>
      <text:p text:style-name="P14"><text:span text:style-name="T2">Which of the following statements are true?</text:span></text:p>
      <text:list xml:id="list806300074" text:style-name="WWNum4">
        <text:list-item>
          <text:p text:style-name="P1"><text:span text:style-name="T2">A nested class may be declared static</text:span></text:p>
        </text:list-item>
        <text:list-item>
          <text:p text:style-name="P1"><text:span text:style-name="T2">Local method class may be declared public.</text:span></text:p>
        </text:list-item>
        <text:list-item>
          <text:p text:style-name="P1"><text:span text:style-name="T2">Anonymous inner class may be declared public.</text:span></text:p>
        </text:list-item>
        <text:list-item>
          <text:p text:style-name="P1"><text:span text:style-name="T2">Anonymous inner class may extend an abstract class.</text:span></text:p>
        </text:list-item>
      </text:list>
      <text:p text:style-name="P10">A y D.</text:p>
      <text:p text:style-name="P10"/>
      <text:p text:style-name="P11">D, sí, para eso se usa.</text:p>
      <text:p text:style-name="P19"/>
      <text:p text:style-name="P15"><text:span text:style-name="T4">Pregunta 2</text:span></text:p>
      <text:p text:style-name="P14"><text:span text:style-name="T5">Given:</text:span></text:p>
      <text:p text:style-name="P14"><text:span text:style-name="T5">public class Main {</text:span></text:p>
      <text:p text:style-name="P14"><text:span text:style-name="T5"><text:tab/>class Student{ <text:s/>//1</text:span></text:p>
      <text:p text:style-name="P14"><text:span text:style-name="T5"><text:tab/><text:tab/>String name;</text:span></text:p>
      <text:p text:style-name="P14"><text:span text:style-name="T5"><text:tab/><text:tab/>Student(String name){ <text:s text:c="2"/>//2</text:span></text:p>
      <text:p text:style-name="P14"><text:span text:style-name="T5"><text:tab/><text:tab/><text:tab/>this.name=name;</text:span></text:p>
      <text:p text:style-name="P14"><text:span text:style-name="T5"><text:tab/><text:tab/>}</text:span></text:p>
      <text:p text:style-name="P14"><text:span text:style-name="T5"><text:tab/>}</text:span></text:p>
      <text:p text:style-name="P14"><text:span text:style-name="T5"><text:tab/>public static void main(String[] args) {</text:span></text:p>
      <text:p text:style-name="P14"><text:span text:style-name="T5"><text:tab/><text:tab/>var student=new Student("Peter"); <text:s/>//3</text:span></text:p>
      <text:p text:style-name="P14"><text:span text:style-name="T5"><text:tab/>}</text:span></text:p>
      <text:p text:style-name="P14"><text:span text:style-name="T5">}</text:span></text:p>
      <text:p text:style-name="Standard"><text:span text:style-name="T5">Which two independent changes will make the Main class compile? (Choose two.)</text:span></text:p>
      <text:p text:style-name="Standard"><text:span text:style-name="T7">A. </text:span><text:span text:style-name="T5">Move the entire Student class declaration to a separate Java file, Student.java.</text:span></text:p>
      <text:p text:style-name="Standard"><text:span text:style-name="T5">B. Change line 2 to public Student(String classname).</text:span></text:p>
      <text:p text:style-name="Standard"><text:span text:style-name="T5">C. Change line 1 to public class Student {.</text:span></text:p>
      <text:p text:style-name="Standard"><text:span text:style-name="T5">D. Change line 3 to Student student = new Student(“Biology”);.</text:span></text:p>
      <text:p text:style-name="Standard"><text:span text:style-name="T7">E.</text:span><text:span text:style-name="T8"> </text:span><text:span text:style-name="T5">Change line 1 to static class Student {.</text:span></text:p>
      <text:p text:style-name="P17"><text:span text:style-name="T3">Pregunta 3</text:span></text:p>
      <text:p text:style-name="Standard"><text:span text:style-name="T2">Given:</text:span></text:p>
      <text:p text:style-name="Standard"><text:span text:style-name="T9">enum Color implements Serializable{</text:span></text:p>
      <text:p text:style-name="Standard"><text:span text:style-name="T9"><text:tab/>R(1), G(2), B(3);</text:span></text:p>
      <text:p text:style-name="Standard"><text:span text:style-name="T9"><text:tab/>int n;</text:span></text:p>
      <text:p text:style-name="Standard"><text:span text:style-name="T9"><text:s/><text:tab/>public Color(int n){</text:span></text:p>
      <text:p text:style-name="Standard"><text:span text:style-name="T9"><text:tab/><text:tab/>this.n=n;</text:span></text:p>
      <text:p text:style-name="Standard"><text:span text:style-name="T9"><text:tab/>}</text:span></text:p>
      <text:p text:style-name="Standard"><text:span text:style-name="T9">}</text:span></text:p>
      <text:p text:style-name="Standard"><text:span text:style-name="T5">What action ensures successful compilation?</text:span></text:p>
      <text:p text:style-name="Standard"><text:span text:style-name="T5">A. Replace public Color(int c) with private Color(int c)</text:span></text:p>
      <text:p text:style-name="Standard"><text:span text:style-name="T5">B. Replace int c; with private int c;</text:span></text:p>
      <text:p text:style-name="Standard"><text:span text:style-name="T5">C. Replace int c; with private final int c;</text:span></text:p>
      <text:p text:style-name="Standard"><text:span text:style-name="T5">D. Replace enum Color implements Serializable with public enum Color</text:span></text:p>
      <text:p text:style-name="Standard"><text:span text:style-name="T5">E. Replace enum Color with public enum Color</text:span></text:p>
      <text:p text:style-name="P18"/>
      <text:p text:style-name="P15"><text:span text:style-name="T3">Pregunta 4</text:span></text:p>
      <text:p text:style-name="P14"><text:span text:style-name="T2">Given the following:</text:span></text:p>
      <text:p text:style-name="P14"><text:span text:style-name="T5">public class Test2 {</text:span></text:p>
      <text:p text:style-name="P14"><text:span text:style-name="T5"><text:tab/>enum Posicion{</text:span></text:p>
      <text:p text:style-name="P14"><text:span text:style-name="T5"><text:tab/><text:tab/>NORTE(2), SUR(1), ESTE(5), OESTE(3);</text:span></text:p>
      <text:p text:style-name="P14"><text:span text:style-name="T5"><text:tab/><text:tab/>int s;</text:span></text:p>
      <text:p text:style-name="P14"><text:span text:style-name="T5"><text:tab/><text:tab/>Posicion(int s){</text:span></text:p>
      <text:p text:style-name="P14"><text:span text:style-name="T5"><text:tab/><text:tab/><text:tab/>this.s=s;</text:span></text:p>
      <text:p text:style-name="P14"><text:span text:style-name="T5"><text:tab/><text:tab/>}</text:span></text:p>
      <text:p text:style-name="P14"><text:span text:style-name="T5"><text:tab/>}</text:span></text:p>
      <text:p text:style-name="P14"><text:span text:style-name="T5"><text:tab/>public static void main(String[] args) {</text:span></text:p>
      <text:p text:style-name="P14"><text:span text:style-name="T5"><text:tab/><text:tab/>Posicion[] pos= {Posicion.NORTE,Posicion.ESTE,Posicion.SUR};</text:span></text:p>
      <text:p text:style-name="P14"><text:span text:style-name="T5"><text:tab/><text:tab/>pos[1].s=3; //1</text:span></text:p>
      <text:p text:style-name="P14"><text:span text:style-name="T5"><text:tab/><text:tab/>for(Posicion p:pos) {</text:span></text:p>
      <text:p text:style-name="P14"><text:span text:style-name="T5"><text:tab/><text:tab/><text:tab/>System.out.print(p.name()+" ");</text:span></text:p>
      <text:p text:style-name="P14"><text:span text:style-name="T5"><text:tab/><text:tab/>}</text:span></text:p>
      <text:p text:style-name="P14"><text:span text:style-name="T5"><text:tab/>}</text:span></text:p>
      <text:p text:style-name="P14"><text:span text:style-name="T5">}</text:span></text:p>
      <text:p text:style-name="P14"><text:span text:style-name="T5">Which is the result?</text:span></text:p>
      <text:list xml:id="list1968992280" text:style-name="WWNum5">
        <text:list-item>
          <text:p text:style-name="P2"><text:span text:style-name="T5">it prints NORTE OESTE SUR</text:span></text:p>
        </text:list-item>
        <text:list-item>
          <text:p text:style-name="P2"><text:span text:style-name="T5">it prints NORTE ESTE SUR</text:span></text:p>
        </text:list-item>
        <text:list-item>
          <text:p text:style-name="P2"><text:span text:style-name="T5">ir prints nothing</text:span></text:p>
        </text:list-item>
        <text:list-item>
          <text:p text:style-name="P2"><text:span text:style-name="T5">compilation error in line 1</text:span></text:p>
        </text:list-item>
      </text:list>
      <text:p text:style-name="P16"/>
      <text:p text:style-name="P17"><text:span text:style-name="T3">Pregunta 5</text:span></text:p>
      <text:p text:style-name="P14"><text:span text:style-name="T2">Complete the following code (choose two):</text:span></text:p>
      <text:p text:style-name="P20"><text:span text:style-name="T2">enum Direction {</text:span></text:p>
      <text:p text:style-name="P20"><text:span text:style-name="T2"><text:s text:c="4"/>NORTH, SOUTH, WEST, EAST</text:span></text:p>
      <text:p text:style-name="P20"><text:span text:style-name="T2">}</text:span></text:p>
      <text:p text:style-name="P20"><text:span text:style-name="T2">public <text:s/>class TestClass{</text:span></text:p>
      <text:p text:style-name="P20"><text:span text:style-name="T2"><text:s text:c="4"/>public static String getColor(Direction c){</text:span></text:p>
      <text:p text:style-name="P20"><text:span text:style-name="T2"><text:s text:c="11"/>INSERT CODE HERE <text:s text:c="7"/></text:span></text:p>
      <text:p text:style-name="P20"><text:span text:style-name="T2"><text:s text:c="4"/>}</text:span></text:p>
      <text:p text:style-name="P20"><text:span text:style-name="T2"><text:s text:c="4"/>public static void main(String[] args) {</text:span></text:p>
      <text:p text:style-name="P20"><text:span text:style-name="T2"><text:s text:c="8"/>System.out.println(getColor(Direction.NORTH));</text:span></text:p>
      <text:p text:style-name="P20"><text:span text:style-name="T2"><text:s text:c="4"/>}</text:span></text:p>
      <text:p text:style-name="P20"><text:span text:style-name="T2">}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list xml:id="list2882397687" text:style-name="WWNum6">
                    <text:list-item>
                      <text:p text:style-name="P4">return switch(c){<text:line-break/>    case NORTH, EAST -&gt; "BLACK";</text:p>
                    </text:list-item>
                  </text:list>
                  <text:p text:style-name="P5"><text:span text:style-name="T13"><text:s text:c="4"/>break;<text:line-break/>    case SOUTH, WEST -&gt; "RED";<text:line-break/>};</text:span><text:span text:style-name="T12"> </text:span></text:p>
                </table:table-cell>
              </table:table-row>
              <table:table-row table:style-name="Tabla5.1">
                <table:table-cell table:style-name="Tabla5.A1"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table:style-name="Tabla1.A1" office:value-type="string">
                        <text:list xml:id="list111555514001763" text:continue-numbering="true" text:style-name="WWNum6">
                          <text:list-item>
                            <text:p text:style-name="P6"><text:span text:style-name="T13"/></text:p>
                          </text:list-item>
                          <text:list-item>
                            <text:p text:style-name="P6"><text:span text:style-name="T13"/></text:p>
                          </text:list-item>
                          <text:list-item>
                            <text:p text:style-name="P6"><text:span text:style-name="T13">return switch(c){<text:line-break/>    case NORTH, EAST -&gt;"BLACK";<text:line-break/>    case SOUTH, WEST -&gt; "RED";<text:line-break/>    default -&gt; "YELLOW";<text:line-break/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1"/>
                  <text:p text:style-name="P12"/>
                  <text:p text:style-name="P12"/>
                  <text:p text:style-name="P12"/>
                  <table:table table:name="Tabla2" table:style-name="Tabla2">
                    <table:table-column table:style-name="Tabla2.A"/>
                    <table:table-row table:style-name="Tabla2.1">
                      <table:table-cell table:style-name="Tabla2.A1" office:value-type="string">
                        <text:list xml:id="list111556927252039" text:continue-numbering="true" text:style-name="WWNum6">
                          <text:list-item>
                            <text:p text:style-name="P6"><text:span text:style-name="T13">switch(c){<text:line-break/>    case NORTH, EAST -&gt; return "BLACK";<text:line-break/>    case SOUTH, WEST -&gt; return "RED";<text:line-break/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1"/>
                  <text:p text:style-name="P12"/>
                  <text:p text:style-name="P12"/>
                  <table:table table:name="Tabla3" table:style-name="Tabla3">
                    <table:table-column table:style-name="Tabla3.A"/>
                    <table:table-row table:style-name="Tabla3.1">
                      <table:table-cell table:style-name="Tabla3.A1" office:value-type="string">
                        <text:list xml:id="list111556106848359" text:continue-numbering="true" text:style-name="WWNum6">
                          <text:list-item>
                            <text:p text:style-name="P6"><text:span text:style-name="T13">return switch(c){<text:line-break/>    case NORTH, EAST -&gt; "BLACK";<text:line-break/></text:span><text:soft-page-break/><text:span text:style-name="T13"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1"/>
                  <text:p text:style-name="P12"/>
                  <table:table table:name="Tabla4" table:style-name="Tabla4">
                    <table:table-column table:style-name="Tabla4.A"/>
                    <table:table-row table:style-name="Tabla4.1">
                      <table:table-cell table:style-name="Tabla4.A1" office:value-type="string">
                        <text:list xml:id="list111557502827831" text:continue-numbering="true" text:style-name="WWNum6">
                          <text:list-item>
                            <text:p text:style-name="P6"><text:span text:style-name="T13">return switch(c){<text:line-break/>    case NORTH, EAST -&gt; { yield "BLACK"; }<text:line-break/>    case SOUTH, WEST -&gt; { yield "RED"; }<text:line-break/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1"/>
                  <text:p text:style-name="P7"/>
                </table:table-cell>
              </table:table-row>
            </table:table>
            <text:p text:style-name="P21"/>
          </table:table-cell>
        </table:table-row>
      </table:table>
      <text:p text:style-name="P15"><text:span text:style-name="T3">Pregunta 6</text:span></text:p>
      <text:p text:style-name="Standard">Given:</text:p>
      <text:p text:style-name="P8"><text:span text:style-name="T14">enum</text:span><text:span text:style-name="T15"> Direction{</text:span></text:p>
      <text:p text:style-name="P8"><text:span text:style-name="T15"><text:tab/></text:span><text:span text:style-name="T18">X</text:span><text:span text:style-name="T15">(10),</text:span><text:span text:style-name="T18">Y</text:span><text:span text:style-name="T15">(20), </text:span><text:span text:style-name="T18">Z</text:span><text:span text:style-name="T15">(30);</text:span></text:p>
      <text:p text:style-name="P8"><text:span text:style-name="T15"><text:tab/></text:span><text:span text:style-name="T14">int</text:span><text:span text:style-name="T15"> </text:span><text:span text:style-name="T19">inc</text:span><text:span text:style-name="T15">;</text:span></text:p>
      <text:p text:style-name="P8"><text:span text:style-name="T15"><text:tab/>Direction(</text:span><text:span text:style-name="T14">int</text:span><text:span text:style-name="T15"> </text:span><text:span text:style-name="T20">inc</text:span><text:span text:style-name="T15">) {</text:span></text:p>
      <text:p text:style-name="P8"><text:span text:style-name="T15"><text:tab/><text:tab/></text:span><text:span text:style-name="T14">this</text:span><text:span text:style-name="T15">.</text:span><text:span text:style-name="T19">inc</text:span><text:span text:style-name="T15">=</text:span><text:span text:style-name="T20">inc</text:span><text:span text:style-name="T15">;</text:span></text:p>
      <text:p text:style-name="P8"><text:span text:style-name="T15"><text:tab/>}</text:span></text:p>
      <text:p text:style-name="P8"><text:span text:style-name="T15">}</text:span></text:p>
      <text:p text:style-name="P9"/>
      <text:p text:style-name="P8"><text:span text:style-name="T14">public</text:span><text:span text:style-name="T15"> </text:span><text:span text:style-name="T14">class</text:span><text:span text:style-name="T15"> Test {</text:span></text:p>
      <text:p text:style-name="P8"><text:span text:style-name="T15"><text:tab/></text:span><text:span text:style-name="T14">static</text:span><text:span text:style-name="T15"> </text:span><text:span text:style-name="T14">void</text:span><text:span text:style-name="T15"> goDir(Direction </text:span><text:span text:style-name="T20">dir</text:span><text:span text:style-name="T15">) {</text:span></text:p>
      <text:p text:style-name="P8"><text:span text:style-name="T15"><text:tab/><text:tab/></text:span><text:span text:style-name="T14">switch</text:span><text:span text:style-name="T15">(</text:span><text:span text:style-name="T20">dir</text:span><text:span text:style-name="T15">) {</text:span></text:p>
      <text:p text:style-name="P8"><text:span text:style-name="T15"><text:tab/><text:tab/><text:tab/></text:span><text:span text:style-name="T14">case</text:span><text:span text:style-name="T15"> </text:span><text:span text:style-name="T18">X</text:span><text:span text:style-name="T15">:</text:span></text:p>
      <text:p text:style-name="P8"><text:span text:style-name="T15"><text:tab/><text:tab/><text:tab/><text:tab/>System.</text:span><text:span text:style-name="T18">out</text:span><text:span text:style-name="T15">.println(</text:span><text:span text:style-name="T20">dir</text:span><text:span text:style-name="T15">.</text:span><text:span text:style-name="T19">inc</text:span><text:span text:style-name="T15">);</text:span></text:p>
      <text:p text:style-name="P8"><text:span text:style-name="T15"><text:tab/><text:tab/><text:tab/><text:tab/></text:span><text:span text:style-name="T14">break</text:span><text:span text:style-name="T15">;</text:span></text:p>
      <text:p text:style-name="P8"><text:span text:style-name="T15"><text:tab/><text:tab/><text:tab/></text:span><text:span text:style-name="T14">default</text:span><text:span text:style-name="T15">:</text:span></text:p>
      <text:p text:style-name="P8"><text:span text:style-name="T15"><text:tab/><text:tab/><text:tab/><text:tab/>System.</text:span><text:span text:style-name="T18">out</text:span><text:span text:style-name="T15">.println(</text:span><text:span text:style-name="T20">dir</text:span><text:span text:style-name="T15">.</text:span><text:span text:style-name="T19">inc</text:span><text:span text:style-name="T15">);</text:span></text:p>
      <text:p text:style-name="P8"><text:span text:style-name="T15"><text:tab/><text:tab/>}</text:span></text:p>
      <text:p text:style-name="P8"><text:span text:style-name="T15"><text:tab/>}</text:span></text:p>
      <text:p text:style-name="P8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</text:span><text:span text:style-name="T20">args</text:span><text:span text:style-name="T15">) {</text:span></text:p>
      <text:p text:style-name="P8"><text:span text:style-name="T15"><text:tab/><text:tab/></text:span><text:span text:style-name="T16">goDir</text:span><text:span text:style-name="T17">(</text:span><text:span text:style-name="T21">/*insert here*/);</text:span></text:p>
      <text:p text:style-name="P9"/>
      <text:p text:style-name="P8"><text:span text:style-name="T15"><text:tab/>}</text:span></text:p>
      <text:p text:style-name="P9"/>
      <text:p text:style-name="P8"><text:span text:style-name="T15">}</text:span></text:p>
      <text:p text:style-name="Standard"/>
      <text:p text:style-name="Standard">Which expression must be placed as goDir() parameter to print 30?</text:p>
      <text:list xml:id="list3167171129" text:style-name="WWNum7">
        <text:list-item>
          <text:p text:style-name="P3">new Direction(Z)</text:p>
        </text:list-item>
        <text:list-item>
          <text:p text:style-name="P3">new Direction(30)</text:p>
        </text:list-item>
        <text:list-item>
          <text:p text:style-name="P3">Z</text:p>
        </text:list-item>
        <text:list-item>
          <text:p text:style-name="P3">Direction.Z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9</meta:editing-cycles>
    <meta:creation-date>2021-12-09T06:49:00</meta:creation-date>
    <dc:date>2024-05-23T11:15:55.294000000</dc:date>
    <meta:editing-duration>PT21M52S</meta:editing-duration>
    <meta:generator>LibreOffice/7.0.2.2$Windows_X86_64 LibreOffice_project/8349ace3c3162073abd90d81fd06dcfb6b36b994</meta:generator>
    <meta:document-statistic meta:table-count="6" meta:image-count="0" meta:object-count="0" meta:page-count="6" meta:paragraph-count="114" meta:word-count="455" meta:character-count="2919" meta:non-whitespace-character-count="24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